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style:font-name="Cantarel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Work Report ( period 1.1.2016 to 31.1.2016) by RRU</text:span></text:p>
      <text:list xml:id="list1465750674" text:style-name="L1">
        <text:list-header>
          <text:p text:style-name="P3"/>
        </text:list-header>
      </text:list>
      <text:list xml:id="list714989264" text:style-name="L2">
        <text:list-item>
          <text:list>
            <text:list-item>
              <text:list>
                <text:list-item>
                  <text:p text:style-name="P5">Understood the detailed CORBA architecture.</text:p>
                  <text:p text:style-name="P6"/>
                </text:list-item>
                <text:list-item>
                  <text:p text:style-name="P7">Worked with CPK on FE monitoring using the USB based mcmtest program.</text:p>
                  <text:p text:style-name="P7"/>
                </text:list-item>
                <text:list-item>
                  <text:p text:style-name="P4">Worked on Python regular expression ,object oriented programming, Python multi-threading &amp; network programming.</text:p>
                  <text:p text:style-name="P4"/>
                </text:list-item>
                <text:list-item>
                  <text:p text:style-name="P4">Attended plan meeting.</text:p>
                  <text:p text:style-name="P4"/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0-27T14:46:38</meta:creation-date>
    <dc:date>2016-03-01T12:32:06</dc:date>
    <dc:creator>teleset </dc:creator>
    <meta:editing-duration>PT1H2M25S</meta:editing-duration>
    <meta:editing-cycles>47</meta:editing-cycles>
    <meta:generator>LibreOffice/3.4$Linux LibreOffice_project/340m1$Build-602</meta:generator>
    <meta:document-statistic meta:table-count="0" meta:image-count="0" meta:object-count="0" meta:page-count="1" meta:paragraph-count="5" meta:word-count="46" meta:character-count="304" meta:non-whitespace-character-count="266"/>
  </office:meta>
</office:document-meta>
</file>